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face style:name="StarSymbol" svg:font-family="StarSymbol, 'Arial Unicode MS'"/>
    <style:font-face style:name="Times" svg:font-family="Times"/>
    <style:font-face style:name="Courier New" svg:font-family="'Courier New'" style:font-family-generic="modern" style:font-pitch="fixed"/>
    <style:font-face style:name="Nimbus Mono L" svg:font-family="'Nimbus Mono L'"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Nimbus Sans L2" svg:font-family="'Nimbus Sans L'" style:font-family-generic="swiss" style:font-pitch="variable"/>
    <style:font-face style:name="Nimbus Sans L1" svg:font-family="'Nimbus Sans L'" style:font-adornments="Bold" style:font-family-generic="swiss" style:font-pitch="variable"/>
    <style:font-face style:name="Nimbus Sans L" svg:font-family="'Nimbus Sans L'"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fo:font-size="9pt" style:font-size-asian="9pt" style:font-size-complex="9pt"/>
    </style:style>
    <style:style style:name="P3" style:family="paragraph" style:parent-style-name="Heading">
      <style:paragraph-properties fo:margin-top="0.0299in" fo:margin-bottom="0.0201in"/>
    </style:style>
    <style:style style:name="P4" style:family="paragraph" style:parent-style-name="Heading">
      <style:paragraph-properties fo:margin-top="0.0299in" fo:margin-bottom="0.0201in" fo:break-before="page"/>
    </style:style>
    <style:style style:name="P5" style:family="paragraph" style:parent-style-name="Text_20_body">
      <style:paragraph-properties fo:margin-top="0.0299in" fo:margin-bottom="0.0201in"/>
    </style:style>
    <style:style style:name="P6" style:family="paragraph" style:parent-style-name="Heading">
      <style:paragraph-properties fo:break-before="page"/>
    </style:style>
    <style:style style:name="P7" style:family="paragraph" style:parent-style-name="Contents_20_1">
      <style:paragraph-properties>
        <style:tab-stops>
          <style:tab-stop style:position="7.4701in" style:type="right" style:leader-style="dotted" style:leader-text="."/>
        </style:tab-stops>
      </style:paragraph-properties>
    </style:style>
    <style:style style:name="P8" style:family="paragraph" style:parent-style-name="Text_20_body" style:list-style-name="L2"/>
    <style:style style:name="P9" style:family="paragraph" style:parent-style-name="Text_20_body" style:list-style-name="L2">
      <style:text-properties style:font-name="Courier New"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
      <style:paragraph-properties fo:margin-top="0.0299in" fo:margin-bottom="0.0201in"/>
    </style:style>
    <style:style style:name="P18" style:family="paragraph" style:parent-style-name="Text_20_body" style:list-style-name="L2">
      <style:paragraph-properties fo:margin-top="0.0299in" fo:margin-bottom="0.0201in"/>
    </style:style>
    <style:style style:name="P19" style:family="paragraph" style:parent-style-name="Text_20_body" style:list-style-name="L3">
      <style:paragraph-properties fo:margin-top="0.0299in" fo:margin-bottom="0.0201in"/>
    </style:style>
    <style:style style:name="P20" style:family="paragraph" style:parent-style-name="Text_20_body" style:list-style-name="L5">
      <style:paragraph-properties fo:margin-top="0.0299in" fo:margin-bottom="0.0201in"/>
    </style:style>
    <style:style style:name="P21" style:family="paragraph" style:parent-style-name="Text_20_body" style:list-style-name="L6">
      <style:paragraph-properties fo:margin-top="0.0299in" fo:margin-bottom="0.0201in"/>
    </style:style>
    <style:style style:name="P22" style:family="paragraph" style:parent-style-name="Text_20_body" style:list-style-name="L7">
      <style:paragraph-properties fo:margin-top="0.0299in" fo:margin-bottom="0.0201in"/>
    </style:style>
    <style:style style:name="P23" style:family="paragraph" style:parent-style-name="Text_20_body" style:list-style-name="L3">
      <style:paragraph-properties fo:margin-top="0in" fo:margin-bottom="0in"/>
    </style:style>
    <style:style style:name="P24" style:family="paragraph" style:parent-style-name="Text_20_body" style:list-style-name="L6">
      <style:paragraph-properties fo:margin-top="0in" fo:margin-bottom="0in"/>
    </style:style>
    <style:style style:name="T1" style:family="text">
      <style:text-properties fo:font-size="10.5pt" fo:font-weight="bold" style:font-size-asian="10.5pt" style:font-weight-asian="bold" style:font-size-complex="10.5pt" style:font-weight-complex="bold"/>
    </style:style>
    <style:style style:name="T2" style:family="text">
      <style:text-properties fo:font-size="8pt" fo:font-weight="bold" style:font-size-asian="7pt" style:font-weight-asian="bold" style:font-size-complex="8pt" style:font-weight-complex="bold"/>
    </style:style>
    <style:style style:name="T3" style:family="text">
      <style:text-properties style:font-name="Nimbus Sans L2" fo:font-size="7pt" fo:font-weight="bold" style:font-size-asian="10pt" style:font-weight-asian="bold" style:font-size-complex="10pt" style:font-weight-complex="bold"/>
    </style:style>
    <style:style style:name="T4" style:family="text">
      <style:text-properties style:font-name="Nimbus Sans L2" fo:font-size="7pt" fo:font-weight="normal" style:font-size-asian="7pt" style:font-weight-asian="normal" style:font-size-complex="7pt" style:font-weight-complex="normal"/>
    </style:style>
    <style:style style:name="T5" style:family="text">
      <style:text-properties style:font-name="Nimbus Sans L2" fo:font-weight="normal" style:font-weight-asian="normal" style:font-weight-complex="normal"/>
    </style:style>
    <style:style style:name="T6" style:family="text">
      <style:text-properties style:font-name="Nimbus Sans L2" fo:font-weight="bold" style:font-weight-asian="bold" style:font-weight-complex="bold"/>
    </style:style>
    <style:style style:name="T7" style:family="text">
      <style:text-properties style:font-name="Nimbus Mono L" fo:font-weight="bold" style:font-weight-asian="bold" style:font-weight-complex="bold"/>
    </style:style>
    <style:style style:name="T8" style:family="text">
      <style:text-properties style:font-name="Nimbus Mono L" fo:font-size="10.5pt" fo:font-weight="bold" style:font-size-asian="10.5pt" style:font-weight-asian="bold" style:font-size-complex="10.5pt" style:font-weight-complex="bold"/>
    </style:style>
    <style:style style:name="T9" style:family="text">
      <style:text-properties fo:font-weight="bold" style:font-weight-asian="bold" style:font-weight-complex="bold"/>
    </style:style>
    <style:style style:name="T10" style:family="text">
      <style:text-properties style:font-name="Courier New"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10">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Daftar Isi</text:p>
          </text:index-title>
          <text:p text:style-name="P7">Pengarah Kuliah<text:tab/>1</text:p>
          <text:p text:style-name="P7">Bentuk dan Isi Laporan Mingguan/Laporan Akhir<text:tab/>1</text:p>
          <text:p text:style-name="P7">Petunuk Tugas Minggu Pertama (10-16 April 2008)<text:tab/>2</text:p>
          <text:p text:style-name="P7">Petunjuk Tugas Minggu Kedua (17-23 April 2008)<text:tab/>3</text:p>
          <text:p text:style-name="P7">Petunjuk Tugas Minggu Ketiga (24 April - 30 April 2008)<text:tab/>3</text:p>
          <text:p text:style-name="P7">Petunjuk Tugas Minggu Keempat (2-14 Mei 2008)<text:tab/>4</text:p>
          <text:p text:style-name="P7">Petunjuk Tugas Minggu Kelima (15-21 Mei 2008)<text:tab/>5</text:p>
          <text:p text:style-name="P7">Petunjuk Pembuatan Laporan Akhir (28 Mei 2008)<text:tab/>5</text:p>
          <text:p text:style-name="P7">Catatan Tambahan<text:tab/>6</text:p>
        </text:index-body>
      </text:table-of-content>
      <text:list text:style-name="Outline">
        <text:list-item text:start-value="1">
          <text:h text:style-name="P3" text:outline-level="1" text:restart-numbering="true" text:start-value="1"/>
        </text:list-item>
        <text:list-item>
          <text:h text:style-name="P3" text:outline-level="1">Pengarah Kuliah</text:h>
        </text:list-item>
      </text:list>
      <text:p text:style-name="Text_20_body">RahmatM.Samik-Ibrahim <text:s/><text:span text:style-name="T7">at mti08 dt vlsm dt org</text:span></text:p>
      <text:list text:style-name="Outline" text:continue-numbering="true">
        <text:list-item>
          <text:h text:style-name="Heading" text:outline-level="1">Bentuk dan Isi Laporan Mingguan/Laporan Akhir</text:h>
        </text:list-item>
      </text:list>
      <text:list text:style-name="L1">
        <text:list-item>
          <text:p text:style-name="P17">Nama berkas: ''<text:span text:style-name="T8">PX-0M-laporan.pdf</text:span>'' [0M=minggu PX=nama pokja]. Contoh ''<text:span text:style-name="T8">P160-01-laporan.pdf</text:span>''; laporan kelompok P160, minggu pertama.</text:p>
        </text:list-item>
        <text:list-item>
          <text:p text:style-name="P17">Format dokumen ''PDF'' dengan ukuran kertas ''A4''.</text:p>
        </text:list-item>
        <text:list-item>
          <text:p text:style-name="P17">Kumpulkan ke SCELE, tugas ini ''AS-IS'' walau pun belum rampung. Terlambat mengumpulkan dianggap tidak mengumpulkan. Pengumpulan laporan agar diketahui semua anggota. <text:span text:style-name="T9">Jangan sampai mengumpulkan lebih dari satu versi laporan!</text:span></text:p>
        </text:list-item>
        <text:list-item>
          <text:p text:style-name="P17">Nama lengkap para anggota (sesuai SIAK) berikut semua alamat email.</text:p>
        </text:list-item>
        <text:list-item>
          <text:p text:style-name="P17">Berikan notasi Hak Cipta yang sekurangnya memberikan izin untuk menayangkan tugas tersebut kepada publik secara permanen.</text:p>
        </text:list-item>
      </text:list>
      <text:list text:style-name="L2">
        <text:list-item>
          <text:list>
            <text:list-header>
              <text:p text:style-name="P18"><text:span text:style-name="T9">CONTOH</text:span>:</text:p>
              <text:p text:style-name="P9">(c) 2008 Pokja 260 (P260) MTI UI. Silakan menyalin dan/atau memodifikasi dokumen ini selama tidak menghapus nota hak cipta ini! Ketentuan ini tidak berlaku untuk produk adaptasi dengan nota Hak Cipta terpisah.</text:p>
            </text:list-header>
          </text:list>
        </text:list-item>
      </text:list>
      <text:list text:style-name="L1" text:continue-numbering="true">
        <text:list-item>
          <text:p text:style-name="P17">Hindari <text:s/>''<text:span text:style-name="T12">cut and paste</text:span>'' gambar dan tulisan pihak ketiga. Apabila terpaksa mengutip, sebutkan sumbernya dengan jelas, serta cantumkan sebagai daftar pustaka.</text:p>
        </text:list-item>
        <text:list-item>
          <text:p text:style-name="P17">Laporan minggu berikutnya merupakan perbaikan laporan sebelumnya plus rangkuman kegiatan pokja pada minggu terkait.</text:p>
        </text:list-item>
        <text:list-item>
          <text:p text:style-name="P17">Laporkan juga kontribusi masing-masing anggota pada setiap laporan.</text:p>
        </text:list-item>
        <text:list-item>
          <text:p text:style-name="P17">Daftar Pustaka. Jika situs internet, agar dilengkapi judul halaman, jika ada: pengarang dan institusi, URL, dan tanggal akses.</text:p>
        </text:list-item>
      </text:list>
      <text:p text:style-name="P5"/>
      <text:list text:style-name="Outline" text:continue-numbering="true">
        <text:list-item>
          <text:h text:style-name="P4" text:outline-level="1">Petunuk Tugas Minggu Pertama (10-16 April 2008)</text:h>
        </text:list-item>
      </text:list>
      <text:list text:style-name="L2">
        <text:list-item text:start-value="1">
          <text:p text:style-name="P8">Bentuk 8 (delapan) kelompok kerja (pokja) dengan jumlah anggota sekurangnya 2 (dua) dan sebanyaknya 10 (sepuluh). Sebagai tahap awal, bentuk 8 pokja @ 2 anggota dengan nama P261, P262, ..., P268. Setelah terbentuk, setiap pokja dipersilakan merekrut anggota tambahan.</text:p>
        </text:list-item>
        <text:list-item>
          <text:p text:style-name="P8">Setiap peserta diharapkan telah memiliki alamat email di ''<text:span text:style-name="T7">@gmail.com</text:span>''. Selain itu, harap mengaktifkan alamat email ''<text:span text:style-name="T7">@ui.edu</text:span>'' (LDAP) anda! Bagi yang belum, agar segera menindak-lanjuti. Kirimkan email ke ''RahmatM.Samik-Ibrahim-<text:span text:style-name="T7">at-mti08-dt-vlsm-dt-org</text:span>'' sebagai bukti kedua email di atas telah aktif. Jangan lupa menyebutkan nama asli anda, terutama jika account anda tidak serupa namanya. Sebagai balasan, anda akan dikirimkan account email untuk ''mti08.vlsm.org''. Harap menyimpan email balasan sebagai bukti.</text:p>
        </text:list-item>
        <text:list-item>
          <text:p text:style-name="P8">Bentuk sebuah perusahan perdagangan umum fiktif ''P.T. PX'' dimana PX ialah nomor pokja anda (P261-P268). Pilih salah satu alamat berikut ini sebagai kantor pusat: Sudirman BL, Sudirman BD, Sudirman TL, Sudirman TG, Thamrin B, Thamrin T, Kuningan B, Kuningan T.</text:p>
        </text:list-item>
        <text:list-item>
          <text:p text:style-name="P8">Pilih 2 (dua) kedudukan kantor cabang dari kota-kota berikut: Balikpapan, Bandung, Bogor, Cilegon, Cirebon, Denpasar, Jayapura, Makasar, Malang, Manado, Medan, Padang, Palembang, Semarang, Surabaya, Yogyakarta. Di setiap kota hanya bolah ada kantor cabang dari dua perusahaan pokja.</text:p>
        </text:list-item>
      </text:list>
      <text:p text:style-name="Text_20_body"/>
      <text:list text:style-name="Outline" text:continue-numbering="true">
        <text:list-item>
          <text:h text:style-name="P6" text:outline-level="1">Petunjuk Tugas Minggu Kedua (17-23 April 2008)</text:h>
        </text:list-item>
      </text:list>
      <text:list text:style-name="L3">
        <text:list-item>
          <text:p text:style-name="P10">Jika belum rampung, atau belum sempurna, atau ada ide tambahan, silakan melanjutkan/ memperbaiki Tugas Minggu Pertama.</text:p>
        </text:list-item>
        <text:list-item>
          <text:p text:style-name="P10">Tinjauan Pustaka</text:p>
          <text:list>
            <text:list-item>
              <text:p text:style-name="P10">Buat sebuah laporan/analisa/review/perbandingan/pengkajian fasilitas-fasilitas (gratis mau pun premium) yang ditawarkan antara ''<text:span text:style-name="T9">Yahoo!Mail</text:span>'' dan ''<text:span text:style-name="T9">Gmail</text:span>''. Sebutkan beberapa penyedia email lainnya yang anda ketahui berikut persyaratannya (umpama ''Hotmail'', ''Softhome'', dst.)</text:p>
            </text:list-item>
            <text:list-item>
              <text:p text:style-name="P10">Cari dan pelajari bahan-bahan yang berhubungan dengan <text:span text:style-name="T12">Secure Socket Layer</text:span> (SSL).</text:p>
            </text:list-item>
            <text:list-item>
              <text:p text:style-name="P10">Cari dan pelajari bahan-bahan yang berhubungan dengan aplikasi POP3. Pelajari sungguh-sungguh, <text:span text:style-name="T9">INFORMASI APA SAJA</text:span> yang diperlukan untuk mensetup POP3! <text:span text:style-name="T9">BAGAIMANA CARANYA</text:span> mendapatkan informasi tersebut?</text:p>
            </text:list-item>
          </text:list>
        </text:list-item>
        <text:list-item>
          <text:p text:style-name="P23">Gunakan account baru dengan domain ''<text:span text:style-name="T10">mti08.vlsm.org</text:span>''. Pelajari cara penggunaannya (serupa Gmail). Harap mensetup agar setiap anggota pokja:</text:p>
          <text:list>
            <text:list-item>
              <text:p text:style-name="P19">account ''<text:span text:style-name="T10">mti08.vlsm.org</text:span>'' dapat diakses dengan POP3.</text:p>
            </text:list-item>
            <text:list-item>
              <text:p text:style-name="P19">account ''GMail'' dapat mengakses account di atas dengan POP3 menggunakan SSL.</text:p>
            </text:list-item>
            <text:list-item>
              <text:p text:style-name="P19">dapat mengirim email dari account Gmail dengan alamat pengirim ''<text:span text:style-name="T10">xx@mti08.vlsm.org</text:span>''; xx merupakan anggota pokja.</text:p>
            </text:list-item>
            <text:list-item>
              <text:p text:style-name="P10">buat laporan rinci, langkah-langkah yang harus di laksanakan, <text:span text:style-name="T9">berikut konfigurasinya</text:span>. <text:span text:style-name="T9">AWAS: </text:span>jangan melaporkan <text:span text:style-name="T11">account</text:span> dan <text:span text:style-name="T11">password</text:span> yang digunakan.</text:p>
            </text:list-item>
          </text:list>
        </text:list-item>
        <text:list-item>
          <text:p text:style-name="P10">Buat laporan ''<text:span text:style-name="T10">PX-02-laporan.pdf</text:span>'' [PX=nama pokja] dengan ketentuan serupa dengan laporan sebelumnya.</text:p>
        </text:list-item>
      </text:list>
      <text:list text:style-name="Outline" text:continue-numbering="true">
        <text:list-item>
          <text:h text:style-name="P3" text:outline-level="1">Petunjuk Tugas Minggu Ketiga (24 April - 30 April 2008)</text:h>
        </text:list-item>
      </text:list>
      <text:list text:style-name="L4">
        <text:list-item>
          <text:p text:style-name="P11">Jika belum rampung, atau belum sempurna, atau ada ide tambahan, silakan melanjutkan/ memperbaiki Tugas Minggu Sebelumnya.</text:p>
        </text:list-item>
        <text:list-item>
          <text:p text:style-name="P11">Serupa dengan minggu sebelumnya, kali ini gabungkan account email “<text:span text:style-name="T10">@ui.edu</text:span>” agar dapat dibaca dari account ''<text:span text:style-name="T10">@mti08.vlsm.org</text:span>''. Jangan lupa men-setup, agar anda dapat mengirim email ''<text:span text:style-name="T10">@ui.edu</text:span>'', baik dari ''<text:span text:style-name="T10">@gmail.com</text:span>'' mau pun dari ''<text:span text:style-name="T10">@mti08.vlsm.org</text:span>''.</text:p>
        </text:list-item>
        <text:list-item>
          <text:p text:style-name="P11">Cari dan pelajari bahan-bahan yang berhubungan dengan domain, terutama mensetup DNS. Bagaimana caranya mendapatkan domain seperti ''<text:span text:style-name="T10">XX.com</text:span>'', ''<text:span text:style-name="T10">XX.co.id</text:span>'', dst, berapa biayanya, apa persyaratan teknisnya, dst. Lakukan analisa serta laporkan secara singkat.</text:p>
        </text:list-item>
        <text:list-item>
          <text:p text:style-name="P11">Buat laporan ''<text:span text:style-name="T10">PX-03-laporan.pdf</text:span>'' [PX=anggota pokja] dengan ketentuan serupa dengan laporan sebelumnya.</text:p>
        </text:list-item>
      </text:list>
      <text:list text:style-name="Outline" text:continue-numbering="true">
        <text:list-item>
          <text:h text:style-name="P6" text:outline-level="1">Petunjuk Tugas Minggu Keempat (2-14 Mei 2008)</text:h>
        </text:list-item>
      </text:list>
      <text:list text:style-name="L5">
        <text:list-item>
          <text:p text:style-name="P12">Jika belum rampung, atau belum sempurna, atau ada ide tambahan, silakan melanjutkan/ memperbaiki Tugas Minggu Sebelumnya.</text:p>
        </text:list-item>
        <text:list-item>
          <text:p text:style-name="P12">Cari dan pelajari bahan-bahan yang berhubungan dengan Google, terutama cara mensetup <text:span text:style-name="T11">Google Apps</text:span>.</text:p>
        </text:list-item>
        <text:list-item>
          <text:p text:style-name="P12">Cari dan pelajari bahan-bahan yang berhubungan dengan aplikasi email, terutama mensetup name server berbasis BIND. Lihat juga berkas Dullatip di ''<text:span text:style-name="T10">http://people.webindonesia.com/dullatip/dns/vlsm.org.txt</text:span>''. </text:p>
        </text:list-item>
        <text:list-item>
          <text:p text:style-name="P12"><text:s/>Setiap pokja akan dipinjamkan sebuah domain ''<text:span text:style-name="T10">PX.mti08.vlsm.org</text:span>'' [PX=pokja]. Setup sistem agar setiap anggota pokja memiliki account email ''<text:span text:style-name="T10">anggotaX@px.mti08.vlsm.org</text:span>''. Serupa dengan tugas sebelumnya, setiap anggota harus dapat mengirim email <text:span text:style-name="T6">''</text:span><text:span text:style-name="T10">@px.mti08.vlsm.org</text:span>'' dari account ''<text:span text:style-name="T10">@mti08.vlsm.org</text:span>''.</text:p>
          <text:p text:style-name="P20"><text:span text:style-name="T9">PERHATIAN:</text:span> </text:p>
          <text:list>
            <text:list-item>
              <text:p text:style-name="P20">Harap melaporkan permintaan dari pihak google untuk membuat domain serupa ''<text:span text:style-name="T10">googleXXXXXXXXX.px.mti08.vlsm.org. <text:s/>CNAME <text:s text:c="2"/>google.com.</text:span>''</text:p>
            </text:list-item>
            <text:list-item>
              <text:p text:style-name="P20">Harap juga mensetup domain ''<text:span text:style-name="T10">mail.px.mti08.vlsm.org</text:span>'', ''<text:span text:style-name="T10">doc.px.mti08.vlsm.org</text:span>'', ''<text:span text:style-name="T10">www.px.mti08.vlsm.org</text:span>'', ''<text:span text:style-name="T10">parterpage.px.mti08.vlsm.org</text:span>'', ''<text:span text:style-name="T10">calender.px.mti08.vlsm.org</text:span>''.</text:p>
            </text:list-item>
            <text:list-item>
              <text:p text:style-name="P12">Laporkan secara rinci, langkah-langkah mensetup sistem.</text:p>
            </text:list-item>
          </text:list>
        </text:list-item>
        <text:list-item>
          <text:p text:style-name="P12">Buat laporan ''<text:span text:style-name="T10">PX-04-laporan.pdf</text:span>'' [PX=nama pokja] dengan ketentuan serupa dengan laporan sebelumnya.</text:p>
        </text:list-item>
      </text:list>
      <text:p text:style-name="Text_20_body"/>
      <text:list text:style-name="Outline" text:continue-numbering="true">
        <text:list-item>
          <text:h text:style-name="P6" text:outline-level="1">Petunjuk Tugas Minggu Kelima (15-21 Mei 2008)</text:h>
        </text:list-item>
      </text:list>
      <text:list text:style-name="L6">
        <text:list-item>
          <text:p text:style-name="P13">Jika belum rampung, atau belum sempurna, atau ada ide tambahan, silakan melanjutkan/ memperbaiki Tugas Minggu Sebelumnya.</text:p>
        </text:list-item>
        <text:list-item>
          <text:p text:style-name="P13">Rancang sistem jaringan lengkap berikut server dan aplikasinya, untuk kantor pusat berikut kedua cabangnya. Setiap cabang akan mendapatkan jatah 5 (lima) unit komputer yang diperuntukan: Kepala Cabang, Keuangan&amp;SDM, Administrasi Umum, Serba Guna, dan Segala Server (NAT, Proxy, DNS, Firewall, Web, Mail, File, Printer). Luas sebuah cabang sekitar 100-200m<text:span text:style-name="T13">2</text:span>. Kantor pusat dianggap setara 4 kantor cabang.</text:p>
        </text:list-item>
        <text:list-item>
          <text:p text:style-name="P24">Rancangan melingkup namun tidak terbatas yang berikut ini:</text:p>
          <text:list>
            <text:list-item>
              <text:p text:style-name="P21">Perangkat jaringan yang diperlukan berikut diagram/peta</text:p>
            </text:list-item>
            <text:list-item>
              <text:p text:style-name="P21">SDM untuk pengelolaan.</text:p>
            </text:list-item>
            <text:list-item>
              <text:p text:style-name="P21">Biaya inisial</text:p>
            </text:list-item>
            <text:list-item>
              <text:p text:style-name="P21">Biaya pemeliharaan (Rp. + SDM)</text:p>
            </text:list-item>
            <text:list-item>
              <text:p text:style-name="P21">Jumlah alamat IP publik.</text:p>
            </text:list-item>
            <text:list-item>
              <text:p text:style-name="P21">Jumlah alamat IP privat.</text:p>
            </text:list-item>
            <text:list-item>
              <text:p text:style-name="P21">Penggunaan POP server lokal (umpama berbasis Outlook)</text:p>
            </text:list-item>
            <text:list-item>
              <text:p text:style-name="P21">Strategi penanganan SPAM, Virus, Phishing, </text:p>
            </text:list-item>
            <text:list-item>
              <text:p text:style-name="P21">Penggunakan tandatangan digital.</text:p>
            </text:list-item>
            <text:list-item>
              <text:p text:style-name="P21">Strategi Outsourcing.</text:p>
            </text:list-item>
            <text:list-item>
              <text:p text:style-name="P21">Diskusikan keempat aspek berikut: Bandwidth, Jarak, Biaya, Ketersedian</text:p>
            </text:list-item>
            <text:list-item>
              <text:p text:style-name="P21">Diskusikan pilihan-pilihan berikut ini:</text:p>
              <text:list>
                <text:list-item>
                  <text:p text:style-name="P21">ISDN, X.25, ATM, Frame Relay, Modem Jadul.</text:p>
                </text:list-item>
                <text:list-item>
                  <text:p text:style-name="P21">SONET/SDH, DSL, Gigabit Ethernet, MPLS.</text:p>
                </text:list-item>
                <text:list-item>
                  <text:p text:style-name="P21">VSAT, Radio Link, 3G, ...</text:p>
                </text:list-item>
                <text:list-item>
                  <text:p text:style-name="P21">WiFi, Bluetooth, ...</text:p>
                </text:list-item>
                <text:list-item>
                  <text:p text:style-name="P21">DHCP, DNS, LDAP, Mail Server, File Server. <text:s text:c="2"/></text:p>
                </text:list-item>
              </text:list>
              <text:p text:style-name="P13"/>
            </text:list-item>
          </text:list>
        </text:list-item>
        <text:list-item>
          <text:p text:style-name="P13">Buat laporan ''<text:span text:style-name="T10">PX-05-laporan.pdf</text:span>'' [PX=nama pokja] dengan ketentuan serupa dengan laporan sebelumnya.</text:p>
        </text:list-item>
      </text:list>
      <text:list text:style-name="Outline" text:continue-numbering="true">
        <text:list-item>
          <text:h text:style-name="Heading" text:outline-level="1">Petunjuk Pembuatan Laporan Akhir (28 Mei 2008)</text:h>
        </text:list-item>
      </text:list>
      <text:list text:style-name="L7">
        <text:list-item>
          <text:p text:style-name="P22">Rapihkan, lengkapi, perbaiki, serta buat rangkuman dari laporan-laporan sebelumnya.</text:p>
        </text:list-item>
        <text:list-item>
          <text:p text:style-name="P22">Nama laporan ''<text:span text:style-name="T10">PX-06-LaporanFinal.pdf</text:span>'' [PX=nama pokja] dengan ketentuan serupa dengan laporan sebelumnya.</text:p>
        </text:list-item>
        <text:list-item>
          <text:p text:style-name="P22">Persiapkan kelompok untuk presentasi/tanya-jawab pada tanggal 29 Mei 2008 (@ 30 menit) sesuai jadwal yang ditentukan.</text:p>
        </text:list-item>
      </text:list>
      <text:p text:style-name="P5"/>
      <text:p text:style-name="P5"/>
      <text:list text:style-name="Outline" text:continue-numbering="true">
        <text:list-header>
          <text:h text:style-name="P6" text:outline-level="1" text:is-list-header="true">Catatan Tambahan</text:h>
        </text:list-header>
      </text:list>
      <text:list text:style-name="L8">
        <text:list-item>
          <text:p text:style-name="P14">Perhatikan tanda baca dan ejaan. </text:p>
        </text:list-item>
      </text:list>
      <text:list text:style-name="L9">
        <text:list-item>
          <text:p text:style-name="P15">“Salah : “ <text:s/>-- ''Betul:”</text:p>
        </text:list-item>
        <text:list-item>
          <text:p text:style-name="P15">''Salah , '' -- ''Betul, ''</text:p>
        </text:list-item>
        <text:list-item>
          <text:p text:style-name="P15">''<text:span text:style-name="T10">COURIER</text:span>'' <text:span text:style-name="T10">untuk berkas konfigurasi</text:span>.</text:p>
        </text:list-item>
      </text:list>
      <text:list text:style-name="L8" text:continue-numbering="true">
        <text:list-item>
          <text:p text:style-name="P14">Gunakan ''Halaman'' dan (opsional) ''Daftar Isi''.</text:p>
        </text:list-item>
        <text:list-item>
          <text:p text:style-name="P14">Informasi kontribusi yang lebih rinci. <text:s/>Penanggung jawab per topik (?).</text:p>
        </text:list-item>
        <text:list-item>
          <text:p text:style-name="P14">Pustaka yang lebih rinci, terutama sumber Web (tanggal, sumber).</text:p>
        </text:list-item>
        <text:list-item>
          <text:p text:style-name="P14">Alur pembahasan: Jenis Usaha → Jenis Kegiatan/Aktifitas → Dukungan IT Yang Diperlukan → Rincian Alat.</text:p>
        </text:list-item>
      </text:list>
      <text:list text:style-name="L10">
        <text:list-item>
          <text:p text:style-name="P16">Jangan hanya list perangkat: beri penjelasan kegunaan perangkat tersebut.</text:p>
        </text:list-item>
        <text:list-item>
          <text:p text:style-name="P16">Hubungan antara Cabang dan Pusat: termasuk biaya perjalanan dan komunikasi.</text:p>
        </text:list-item>
        <text:list-item>
          <text:p text:style-name="P16">Estimasi Lalulintas Data: Lalu lintas Data tidak sama dengan <text:span text:style-name="T9">bandwidth</text:span>!</text:p>
        </text:list-item>
        <text:list-item>
          <text:p text:style-name="P16">Penggunaan Internet Publik/Saluran Pribadi: pro dan kontra.</text:p>
        </text:list-item>
        <text:list-item>
          <text:p text:style-name="P16">Alamat Internet ''Dinamis'' vs ''Statis'' serta ''Publik'' vs ''Privat''.</text:p>
        </text:list-item>
        <text:list-item>
          <text:p text:style-name="P16">Biaya investasi dan biaya rutin.</text:p>
        </text:list-item>
        <text:list-item>
          <text:p text:style-name="P16">SDM untuk shift: teknis vs. keamanan.</text:p>
        </text:list-item>
        <text:list-item>
          <text:p text:style-name="P16">Penggunaan multi-ISP (saluran fisik?).</text:p>
        </text:list-item>
        <text:list-item>
          <text:p text:style-name="P16">Link Asimetrik: berapa naik dan berapa turun?</text:p>
        </text:list-item>
      </text:list>
      <text:list text:style-name="L8" text:continue-numbering="true">
        <text:list-item>
          <text:p text:style-name="P14">Jangan menyebut “Merek'' dan ''Perusahaan''. Gunakan ''MA'', ''MB'', ''MC'', ''PA'', ''PB'', ... Jangan merujuk eksplisit ke situs Vendor!</text:p>
        </text:list-item>
        <text:list-item>
          <text:p text:style-name="P14">Cukup menyebut pengajar satu kali (Rahmat M. Samik-Ibrahim), serta untuk selanjutnya disebut ''<text:span text:style-name="T9">pengajar</text:span>''. Jangan menggunakan email; gunakan SCE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face style:name="StarSymbol" svg:font-family="StarSymbol, 'Arial Unicode MS'"/>
    <style:font-face style:name="Times" svg:font-family="Times"/>
    <style:font-face style:name="Courier New" svg:font-family="'Courier New'" style:font-family-generic="modern" style:font-pitch="fixed"/>
    <style:font-face style:name="Nimbus Mono L" svg:font-family="'Nimbus Mono L'"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Nimbus Sans L2" svg:font-family="'Nimbus Sans L'" style:font-family-generic="swiss" style:font-pitch="variable"/>
    <style:font-face style:name="Nimbus Sans L1" svg:font-family="'Nimbus Sans L'" style:font-adornments="Bold" style:font-family-generic="swiss" style:font-pitch="variable"/>
    <style:font-face style:name="Nimbus Sans L" svg:font-family="'Nimbus Sans 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Nimbus Sans L" style:font-size-asian="10.5pt"/>
    </style:style>
    <style:style style:name="Text_20_body" style:display-name="Text body" style:family="paragraph" style:parent-style-name="Standard" style:class="text">
      <style:paragraph-properties fo:margin-top="0in" fo:margin-bottom="0.1598in"/>
    </style:style>
    <style:style style:name="Heading" style:family="paragraph" style:parent-style-name="Standard" style:next-style-name="Text_20_body" style:list-style-name="Outline" style:class="text" style:master-page-name="" style:default-outline-level="1">
      <style:paragraph-properties fo:margin-top="0.1098in" fo:margin-bottom="0.0799in" fo:text-align="start" style:justify-single-word="false" fo:orphans="2" fo:widows="2" style:page-number="auto" fo:background-color="transparent" style:shadow="none" fo:keep-with-next="always">
        <style:tab-stops/>
        <style:background-image/>
      </style:paragraph-properties>
      <style:text-properties style:font-name="Nimbus Sans L1" fo:font-size="14pt" fo:font-weight="bold"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Nimbus Sans L" style:font-size-asian="12pt"/>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text-properties style:font-name="Nimbus Sans L"/>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77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8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87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29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094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89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7016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lyt-cool_7e_LT_7e_Gliederung_20_1" style:display-name="lyt-cool~LT~Gliederung 1" style:family="paragraph">
      <style:paragraph-properties fo:margin-left="0in" fo:margin-right="0in" fo:text-align="start" style:justify-single-word="false" fo:text-indent="-0.3543in" style:auto-text-indent="false" style:text-autospace="none"/>
      <style:text-properties fo:color="#00000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lyt-cool_7e_LT_7e_Gliederung_20_2" style:display-name="lyt-cool~LT~Gliederung 2" style:family="paragraph" style:parent-style-name="lyt-cool_7e_LT_7e_Gliederung_20_1">
      <style:paragraph-properties fo:margin-left="0in" fo:margin-right="0in" fo:text-indent="-0.3154in" style:auto-text-indent="false">
        <style:tab-stops/>
      </style:paragraph-properties>
      <style:text-properties fo:font-size="28pt" style:font-size-asian="28pt" style:font-size-complex="28pt"/>
    </style:style>
    <style:style style:name="lyt-cool_7e_LT_7e_Gliederung_20_3" style:display-name="lyt-cool~LT~Gliederung 3" style:family="paragraph" style:parent-style-name="lyt-cool_7e_LT_7e_Gliederung_20_2">
      <style:paragraph-properties fo:margin-left="0in" fo:margin-right="0in" fo:text-indent="-0.2362in" style:auto-text-indent="false">
        <style:tab-stops/>
      </style:paragraph-properties>
      <style:text-properties fo:font-size="24pt" style:font-size-asian="24pt" style:font-size-complex="24pt"/>
    </style:style>
    <style:style style:name="lyt-cool_7e_LT_7e_Gliederung_20_4" style:display-name="lyt-cool~LT~Gliederung 4" style:family="paragraph" style:parent-style-name="lyt-cool_7e_LT_7e_Gliederung_20_3">
      <style:text-properties fo:font-size="20pt" style:font-size-asian="20pt" style:font-size-complex="20pt"/>
    </style:style>
    <style:style style:name="lyt-cool_7e_LT_7e_Gliederung_20_5" style:display-name="lyt-cool~LT~Gliederung 5" style:family="paragraph" style:parent-style-name="lyt-cool_7e_LT_7e_Gliederung_20_4"/>
    <style:style style:name="lyt-cool_7e_LT_7e_Gliederung_20_6" style:display-name="lyt-cool~LT~Gliederung 6" style:family="paragraph" style:parent-style-name="lyt-cool_7e_LT_7e_Gliederung_20_5"/>
    <style:style style:name="lyt-cool_7e_LT_7e_Gliederung_20_7" style:display-name="lyt-cool~LT~Gliederung 7" style:family="paragraph" style:parent-style-name="lyt-cool_7e_LT_7e_Gliederung_20_6"/>
    <style:style style:name="lyt-cool_7e_LT_7e_Gliederung_20_8" style:display-name="lyt-cool~LT~Gliederung 8" style:family="paragraph" style:parent-style-name="lyt-cool_7e_LT_7e_Gliederung_20_7"/>
    <style:style style:name="lyt-cool_7e_LT_7e_Gliederung_20_9" style:display-name="lyt-cool~LT~Gliederung 9" style:family="paragraph" style:parent-style-name="lyt-cool_7e_LT_7e_Gliederung_20_8"/>
    <style:style style:name="lyt-cool_7e_LT_7e_Titel" style:display-name="lyt-cool~LT~Titel" style:family="paragraph">
      <style:paragraph-properties fo:text-align="center" style:justify-single-word="false" style:text-autospace="none"/>
      <style:text-properties fo:color="#333333" style:text-outline="false" style:text-line-through-style="none" style:font-name="Albany" fo:font-size="44pt" fo:font-style="normal" fo:text-shadow="none" style:text-underline-style="none" fo:font-weight="bold" style:font-name-asian="Albany" style:font-size-asian="44pt" style:font-style-asian="normal" style:font-weight-asian="bold" style:font-name-complex="Albany" style:font-size-complex="44pt" style:font-style-complex="normal" style:font-weight-complex="bold"/>
    </style:style>
    <style:style style:name="lyt-cool_7e_LT_7e_Untertitel" style:display-name="lyt-cool~LT~Untertitel" style:family="paragraph">
      <style:paragraph-properties fo:margin-left="0in" fo:margin-right="0in" fo:text-align="center" style:justify-single-word="false" fo:text-indent="-0.2362in" style:auto-text-indent="false" style:text-autospace="none"/>
      <style:text-properties fo:color="#000000"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cool_7e_LT_7e_Notizen" style:display-name="lyt-cool~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cool_7e_LT_7e_Hintergrundobjekte" style:display-name="lyt-cool~LT~Hintergrundobjekte" style:family="paragraph">
      <style:paragraph-properties style:text-autospace="none"/>
      <style:text-properties style:font-name="Thorndale" style:font-name-asian="Thorndale" style:font-name-complex="Thorndale"/>
    </style:style>
    <style:style style:name="lyt-cool_7e_LT_7e_Hintergrund" style:display-name="lyt-cool~LT~Hintergrund" style:family="paragraph">
      <style:paragraph-properties style:text-autospace="none"/>
    </style:style>
    <style:style style:name="WW-Title" style:family="paragraph">
      <style:paragraph-properties fo:text-align="center" style:justify-single-word="false" style:text-autospace="none"/>
      <style:text-properties fo:color="#333333" style:text-outline="false" style:text-line-through-style="none" style:font-name="Albany" fo:font-size="44pt" fo:font-style="normal" fo:text-shadow="none" style:text-underline-style="none" fo:font-weight="bold" style:font-name-asian="Albany" style:font-size-asian="44pt" style:font-style-asian="normal" style:font-weight-asian="bold" style:font-name-complex="Albany" style:font-size-complex="44pt" style:font-style-complex="normal" style:font-weight-complex="bold"/>
    </style:style>
    <style:style style:name="Background_20_objects" style:display-name="Background objects" style:family="paragraph">
      <style:paragraph-properties style:text-autospace="none"/>
      <style:text-properties style:font-name="Thorndale" style:font-name-asian="Thorndale" style:font-name-complex="Thorndale"/>
    </style:style>
    <style:style style:name="Background" style:family="paragraph">
      <style:paragraph-properties style:text-autospace="none"/>
    </style:style>
    <style:style style:name="Notes"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Outline_20_1" style:display-name="Outline 1" style:family="paragraph">
      <style:paragraph-properties fo:margin-left="0in" fo:margin-right="0in" fo:text-align="start" style:justify-single-word="false" fo:text-indent="-0.3543in" style:auto-text-indent="false" style:text-autospace="none"/>
      <style:text-properties fo:color="#00000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Outline_20_2" style:display-name="Outline 2" style:family="paragraph" style:parent-style-name="Outline_20_1">
      <style:paragraph-properties fo:margin-left="0in" fo:margin-right="0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0in" fo:margin-right="0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text-properties fo:font-size="20pt" style:font-size-asian="20pt" style:font-size-complex="20pt"/>
    </style:style>
    <style:style style:name="Outline_20_5" style:display-name="Outline 5" style:family="paragraph" style:parent-style-name="Outline_20_4"/>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style:text-autospace="none"/>
      <style:text-properties fo:font-size="12pt" style:font-size-asian="12pt" style:font-size-complex="12pt"/>
    </style:style>
    <style:style style:name="Numbering_20_Symbols" style:display-name="Numbering Symbols"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size="9pt" style:font-name-asian="StarSymbol" style:font-size-asian="9pt" style:font-name-complex="StarSymbol" style:font-size-complex="9pt"/>
    </style:style>
    <style:style style:name="WW-Title1" style:family="paragraph">
      <style:paragraph-properties fo:text-align="center" style:justify-single-word="false" style:text-autospace="none"/>
      <style:text-properties fo:color="#333333" style:text-outline="false" style:text-line-through-style="none" style:font-name="Albany" fo:font-size="44pt" fo:font-style="normal" fo:text-shadow="none" style:text-underline-style="none" fo:font-weight="bold" style:font-name-asian="Albany" style:font-size-asian="44pt" style:font-style-asian="normal" style:font-weight-asian="bold" style:font-name-complex="Albany" style:font-size-complex="44pt" style:font-style-complex="normal"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text:list-style style:name="Outline">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number text:level="2" style:num-suffix="." style:num-format="1">
        <style:list-level-properties text:space-before="0.1579in" text:min-label-width="0.1575in"/>
      </text:list-level-style-number>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fo:font-size="9pt" style:font-size-asian="9pt" style:font-size-complex="9pt"/>
    </style:style>
    <style:style style:name="T1" style:family="text">
      <style:text-properties fo:font-size="10.5pt" fo:font-weight="bold" style:font-size-asian="10.5pt" style:font-weight-asian="bold" style:font-size-complex="10.5pt" style:font-weight-complex="bold"/>
    </style:style>
    <style:style style:name="T2" style:family="text">
      <style:text-properties fo:font-size="8pt" fo:font-weight="bold" style:font-size-asian="7pt" style:font-weight-asian="bold" style:font-size-complex="8pt" style:font-weight-complex="bold"/>
    </style:style>
    <style:style style:name="T3" style:family="text">
      <style:text-properties style:font-name="Nimbus Sans L2" fo:font-size="7pt" fo:font-weight="bold" style:font-size-asian="10pt" style:font-weight-asian="bold" style:font-size-complex="10pt" style:font-weight-complex="bold"/>
    </style:style>
    <style:style style:name="T4" style:family="text">
      <style:text-properties style:font-name="Nimbus Sans L2" fo:font-size="7pt" fo:font-weight="normal" style:font-size-asian="7pt" style:font-weight-asian="normal" style:font-size-complex="7pt" style:font-weight-complex="normal"/>
    </style:style>
    <style:style style:name="T5" style:family="text">
      <style:text-properties style:font-name="Nimbus Sans L2" fo:font-weight="normal" style:font-weight-asian="normal" style:font-weight-complex="normal"/>
    </style:style>
    <style:style style:name="T6" style:family="text">
      <style:text-properties style:font-name="Nimbus Mono L" fo:font-weight="bold" style:font-weight-asian="bold" style:font-weight-complex="bold"/>
    </style:style>
    <style:style style:name="T7" style:family="text">
      <style:text-properties style:font-name="Nimbus Sans L2" fo:font-weight="bold" style:font-weight-asian="bold" style:font-weight-complex="bold"/>
    </style:style>
    <style:page-layout style:name="pm1">
      <style:page-layout-properties fo:page-width="8.2701in" fo:page-height="11.6902in" style:num-format="1" style:print-orientation="portrait" fo:margin-top="0.2799in" fo:margin-bottom="0.2799in" fo:margin-left="0.4in" fo:margin-right="0.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pm1">
      <style:header>
        <text:p text:style-name="P1"><text:span text:style-name="T1">IKI81202T: Jaringan Komputer &amp; Komunikasi Data</text:span><text:span text:style-name="T2"> <text:s text:c="2"/></text:span><text:span text:style-name="T3">(</text:span><text:span text:style-name="T4">c) 2008 All Rights Reversed, All Wrongs Corrected -- Permission is granted for whatever!</text:span></text:p>
        <text:p text:style-name="P2"><text:span text:style-name="T5">Rahmat M. Samik-Ibrahim -- </text:span><text:span text:style-name="T6">http://rms46.vlsm.org/2/169.pdf</text:span><text:span text:style-name="T7"> -- Revision 08-05-29-00 -- </text:span><text:span text:style-name="T7"><text:page-number text:select-page="current">6</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7-09-18T10:22:22</meta:creation-date>
    <dc:date>2008-05-29T11:43:46</dc:date>
    <meta:print-date>2008-05-29T11:43:16</meta:print-date>
    <meta:editing-cycles>363</meta:editing-cycles>
    <meta:editing-duration>P1DT21H12M52S</meta:editing-duration>
    <meta:template xlink:type="simple" xlink:actuate="onRequest" xlink:href="/.openoffice.org2/user/template/Default.ott" xlink:title="Default" meta:date="2007-09-18T10:22:22"/>
    <meta:user-defined meta:name="Info 1"/>
    <meta:user-defined meta:name="Info 2"/>
    <meta:user-defined meta:name="Info 3"/>
    <meta:user-defined meta:name="Info 4"/>
    <meta:document-statistic meta:table-count="0" meta:image-count="0" meta:object-count="0" meta:page-count="6" meta:paragraph-count="104" meta:word-count="1325" meta:character-count="9663"/>
  </office:meta>
</office:document-meta>
</file>